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31"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32"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33"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34"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35"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36"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72"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73"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74"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75"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76"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77"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78"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80"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81"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8"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3"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4" style:family="text">
      <style:text-properties fo:font-variant="normal" fo:text-transform="none" fo:letter-spacing="normal" fo:font-style="normal" officeooo:rsid="007de50e"/>
    </style:style>
    <style:style style:name="T55" style:family="text">
      <style:text-properties officeooo:rsid="0070278f"/>
    </style:style>
    <style:style style:name="T56" style:family="text">
      <style:text-properties officeooo:rsid="007683cc"/>
    </style:style>
    <style:style style:name="T57" style:family="text">
      <style:text-properties fo:font-weight="bold" style:font-weight-asian="bold" style:font-weight-complex="bold"/>
    </style:style>
    <style:style style:name="T58" style:family="text">
      <style:text-properties officeooo:rsid="007a5799"/>
    </style:style>
    <style:style style:name="T59" style:family="text">
      <style:text-properties officeooo:rsid="007ada2d"/>
    </style:style>
    <style:style style:name="T60" style:family="text">
      <style:text-properties fo:color="#000000" style:font-name="Liberation Serif" fo:font-size="12pt" style:font-size-asian="12pt" style:font-size-complex="12pt"/>
    </style:style>
    <style:style style:name="T61" style:family="text">
      <style:text-properties fo:color="#000000" style:font-name="Liberation Serif" fo:font-size="12pt" officeooo:rsid="00517429" style:font-size-asian="12pt" style:font-size-complex="12pt"/>
    </style:style>
    <style:style style:name="T62" style:family="text">
      <style:text-properties officeooo:rsid="0085b255"/>
    </style:style>
    <style:style style:name="T63" style:family="text">
      <style:text-properties officeooo:rsid="008a5fc4"/>
    </style:style>
    <style:style style:name="T64" style:family="text">
      <style:text-properties officeooo:rsid="008d3184"/>
    </style:style>
    <style:style style:name="T65" style:family="text">
      <style:text-properties officeooo:rsid="00953a47"/>
    </style:style>
    <style:style style:name="T66" style:family="text">
      <style:text-properties officeooo:rsid="0095a948"/>
    </style:style>
    <style:style style:name="T67" style:family="text">
      <style:text-properties officeooo:rsid="0097f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reszczenie</text:p>
      <text:p text:style-name="P30">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30"/>
      <text:p text:style-name="P30">Zaimplementowano panel administratora do zarządzania artykułami, kategoriami, komentarzami, tagami, użytkownikami i kalendarzem oraz do podglądu statystyk.</text:p>
      <text:p text:style-name="P30"/>
      <text:p text:style-name="P30">Do implementacji użyto technologie takie jak Ruby, Ruby on Rails, ZURB Foundation, jQuery Turbolinks, Plataformatec Devise, CarrierWave, RMagick, reCAPTCHA, CKEditor, Chartkick, Prawn.</text:p>
      <text:p text:style-name="P30"/>
      <text:p text:style-name="P19">Keywords</text:p>
      <text:p text:style-name="P30">cms, ruby on rails, calendar, comments, tags</text:p>
      <text:p text:style-name="P30"/>
      <text:p text:style-name="P19">Wstęp</text:p>
      <text:p text:style-name="P31">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30"/>
      <text:p text:style-name="P30">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30"/>
      <text:p text:style-name="P31">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31"/>
      <text:p text:style-name="P20"/>
      <text:p text:style-name="P73">Wstęp i opis problemu</text:p>
      <text:p text:style-name="P21">Porównanie dostępnych rozwiązań,</text:p>
      <text:p text:style-name="P36">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37"/>
      <text:p text:style-name="P21">Joomla,</text:p>
      <text:p text:style-name="P38">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39">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40">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41">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38"/>
      <text:p text:style-name="P21">WordPress,</text:p>
      <text:p text:style-name="P32">WordPress jest systemem zarządzania treścią napisanym w języku PHP, wykorzystujący systemem zarządzania bazą danych MySQL <text:span text:style-name="T8">i jest dystrybuowany na licencji GPL i dostępny bezpłatnie. </text:span></text:p>
      <text:p text:style-name="P33">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39"><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34">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35"/>
      <text:p text:style-name="P22"/>
      <text:p text:style-name="P74">Możliwości zastosowania praktycznego,</text:p>
      <text:p text:style-name="P42">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43"/>
      <text:p text:style-name="P22">strona wizytówka,</text:p>
      <text:p text:style-name="P44">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45"/>
      <text:p text:style-name="P22">internetowe portfolio,</text:p>
      <text:p text:style-name="P44">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46"/>
      <text:p text:style-name="P22">serwis informacyjny,</text:p>
      <text:p text:style-name="P44">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44"/>
      <text:p text:style-name="P75">Architektura rozwiązania – Ruby on Rails</text:p>
      <text:p text:style-name="P47">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47"/>
      <text:p text:style-name="P23">Artykuły i Kategorie</text:p>
      <text:p text:style-name="P48">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50"/>
      <text:p text:style-name="P50">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50"/>
      <text:p text:style-name="P24">Komentarze</text:p>
      <text:p text:style-name="P51">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51"/>
      <text:p text:style-name="P25">Tagi</text:p>
      <text:p text:style-name="P52">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76">Kalendarz wydarzeń</text:p>
      <text:p text:style-name="P53">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53"/>
      <text:p text:style-name="P49">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53"/>
      <text:p text:style-name="P71">Zakładki</text:p>
      <text:p text:style-name="P55">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54"/>
      <text:p text:style-name="P26">Strona <text:span text:style-name="T17">g</text:span>łówna</text:p>
      <text:p text:style-name="P68">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68"/>
      <text:p text:style-name="P29">Nawigacja</text:p>
      <text:p text:style-name="P69">Nawigacja po stronie zrealizowana jest za pomocą dwóch pasków nawigacji, górnego i dolnego. </text:p>
      <text:p text:style-name="P69"/>
      <text:p text:style-name="P69">Na górnym pasku znajdziemy odnośniki do strony głównej, wszystkich kategorii oznaczonych jako te, które mają się znaleźć na pasku, zakładek, które podobnie jak kategorie muszą być oznaczone jako dostępne z poziomu paska nawigacji. <text:span text:style-name="T63">Znajduje się tam również odnośnik do kalendarza wydarzeń oraz wyszukiwarki artykułów.</text:span></text:p>
      <text:p text:style-name="P69"/>
      <text:p text:style-name="P70">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4">odnośnik do panelu zmiany hasła oraz</text:span> przycisk wylogowania.</text:p>
      <text:p text:style-name="P81">RSS</text:p>
      <text:p text:style-name="P79">Kolejną zaimplementowaną w systemie funkcjonalnością jest agregator kanału rss. <text:span text:style-name="T67">Dzięki temu fani witryny mogą dodać sobie link rss do swojego czytnika i mieć dostęp do najnowszych informacja publikowanych na stronie zawsze pod ręką. </text:span></text:p>
      <text:p text:style-name="P79"/>
      <text:p text:style-name="P79"><text:span text:style-name="T67">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span></text:p>
      <text:p text:style-name="P80">ZURB Foundation</text:p>
      <text:p text:style-name="P56">ZURB Foundation jest responsywnym frameworkiem frontendu. Został stworzony w 2011 roku i dystrybuowany jest na licencji MIT License. W systemie TrainCMS odpowiada za frontend. </text:p>
      <text:p text:style-name="P56"/>
      <text:p text:style-name="P27">Instalacja</text:p>
      <text:p text:style-name="P2"><text:span text:style-name="T60">Dołączenie Foundation do projektu Ruby On Rails polega na zainstalowaniu Gema o nazwie foundation-rails. </text:span><text:span text:style-name="T61">Następnie przeprowadzeniu automatycznej instalacji za pomocą polecenia </text:span><text:span text:style-name="Source_20_Text"><text:span text:style-name="T19">„</text:span></text:span><text:span text:style-name="Source_20_Text"><text:span text:style-name="T48">$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1"><text:span text:style-name="Source_20_Text"><text:span text:style-name="T20"/></text:span></text:p>
      <text:p text:style-name="P2"><text:span text:style-name="Source_20_Text"><text:span text:style-name="T43">Wykorzystanie</text:span></text:span></text:p>
      <text:p text:style-name="P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9">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50">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51">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2">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3">input-group</text:span></text:span><text:span text:style-name="Source_20_Text"><text:span text:style-name="T29">”, która pozwala na wyświetlanie etykiety pola i samego w jednej linii oszczędzając miejsce i prezentując stronę jeszcze bardziej czytelniejszą. </text:span></text:span></text:p>
      <text:p text:style-name="P2"><text:span text:style-name="Source_20_Text"><text:span text:style-name="T29"/></text:span></text:p>
      <text:p text:style-name="P10"><text:span text:style-name="Source_20_Text"><text:span text:style-name="T47">Ikony</text:span></text:span></text:p>
      <text:p text:style-name="P11"><text:span text:style-name="Source_20_Text"><text:span text:style-name="T42">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41"> @import 'foundation-icons';. Na koniec w celu wyświetlenia ikony na stronie należy dodać kod, którego wynikiem będzie ikona kalendarza wielkości 24 punktów: &lt;font size="24"&gt;&lt;i class="fi-calendar"&gt;&lt;/i&gt;&lt;/font&gt;.</text:span></text:span></text:p>
      <text:p text:style-name="P72"><text:span text:style-name="Source_20_Text"><text:span text:style-name="T44">CarrierWave, Cloudinary, CKEditor</text:span></text:span></text:p>
      <text:p text:style-name="P3"><text:span text:style-name="Source_20_Text"><text:span text:style-name="T30"/></text:span></text:p>
      <text:p text:style-name="P3"><text:span text:style-name="Source_20_Text"><text:span text:style-name="T44">CarrierWave </text:span></text:span><text:span text:style-name="Source_20_Text"><text:span text:style-name="T46">i</text:span></text:span><text:span text:style-name="Source_20_Text"><text:span text:style-name="T44"> Cloudinary</text:span></text:span></text:p>
      <text:p text:style-name="P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text:span text:style-name="Source_20_Text"><text:span text:style-name="T30"/></text:span></text:p>
      <text:p text:style-name="P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4"><text:span text:style-name="Source_20_Text"><text:span text:style-name="T34"/></text:span></text:p>
      <text:p text:style-name="P5"><text:span text:style-name="Source_20_Text"><text:span text:style-name="T45">CKEditor</text:span></text:span></text:p>
      <text:p text:style-name="P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7"/></text:span></text:p>
      <text:p text:style-name="P9"><text:span text:style-name="Source_20_Text"><text:span text:style-name="T40">W celu instalacji należy dodać gem do pliku gemfile. W drugim kroku dodać do pliku config/initializers/ckeditor.rb linie: </text:span></text:span></text:p>
      <text:p text:style-name="P57">\begin{lstlisting}[language=ruby]</text:p>
      <text:p text:style-name="P58">Ckeditor.setup do |config|</text:p>
      <text:p text:style-name="P58"><text:s text:c="2"/># //cdn.ckeditor.com/&lt;version.number&gt;/&lt;distribution&gt;/ckeditor.js</text:p>
      <text:p text:style-name="P58"><text:s text:c="2"/>config.cdn_url = "//cdn.ckeditor.com/4.6.1/basic/ckeditor.js"</text:p>
      <text:p text:style-name="P58">end</text:p>
      <text:p text:style-name="P57">\end{lstlisting}</text:p>
      <text:p text:style-name="P59">Następnie w pliku /app/views/layouts/application.html.erb linię o następującej treści:</text:p>
      <text:p text:style-name="P57">\begin{lstlisting}[language=html]</text:p>
      <text:p text:style-name="P59">&lt;%= javascript_include_tag "//www.google.com/jsapi", "chartkick" %&gt;</text:p>
      <text:p text:style-name="P57">\end{lstlisting}</text:p>
      <text:p text:style-name="P60">W miejscu, w którym chcemy użyć ten komponent dodajemy linię o treści:</text:p>
      <text:p text:style-name="P57">\begin{lstlisting}[language=html]</text:p>
      <text:p text:style-name="P60">&lt;%= f.cktext_area :content, placeholder:"Content" %&gt;</text:p>
      <text:p text:style-name="P57">\end{lstlisting}</text:p>
      <text:p text:style-name="P61">Rozwiązanie to ściśle współpracuje z przedstawionym wyżej rozwiązaniem publikacji załączników, na przykładzie artykułów, możemy nie tylko dodać główn<text:span text:style-name="T55">ą</text:span> ilustrację <text:span text:style-name="T55">publikacji, ale także za pomocą CKEditora dodać kilka innych załączników, nie tylko obrazków, które także znajdą się na serwerze usługi Cloudinary. </text:span></text:p>
      <text:p text:style-name="P77"><text:span text:style-name="T57">Prawn</text:span> </text:p>
      <text:p text:style-name="P62">Prawn jest gemem generującym pliki w formacie PDF. Udostępniano został na licencji GPL.</text:p>
      <text:p text:style-name="P62"/>
      <text:p text:style-name="P63">Aby zainstalować gem w naszym projekcie, należy go dodać do pliku Gemfile. W celu utworzenia plików PDF należy utworzyć klasę w kontrolerze, która będzie dziedziczyła z klas gemu:</text:p>
      <text:p text:style-name="P63">class ArticleOnePdf &lt; Prawn::Document</text:p>
      <text:p text:style-name="P64">Wykorzystanie Prawn umożliwia bardzo precyzyjne, pod względem rozmieszczania poszczególnych elementów, projektowanie dokumentów. <text:span text:style-name="T56">Do generowanych dokumentów możemy dodawać obrazy, tabelę <text:s/>i wiele innych elementów. Podczas generowania precyzujemy rozmiar oraz orientację strony. </text:span></text:p>
      <text:p text:style-name="P64"/>
      <text:p text:style-name="P28">Chartkick</text:p>
      <text:p text:style-name="P65">Chartkick jest gemem, który z pewnością wzbogaci wizualnie każdy projekt w którym się znajdzie. <text:span text:style-name="T59">Głównym zadaniem gema jest generowanie wykresów.</text:span> <text:span text:style-name="T58">Pierwszy raz został opublikowany w 2013 i teraz udostępniany jest na licencji MIT License. </text:span></text:p>
      <text:p text:style-name="P65"/>
      <text:p text:style-name="P66">W celu zainstalowania gema należy dodać go do pliku Gemfile, następnie w pliku application.js dodać linię //= require chartkick, natomiast w pliku layouts/application.html.erb dodać linię <text:span text:style-name="T54">&lt;%= javascript_include_tag "https://www.gstatic.com/charts/loader.js" %&gt;.</text:span></text:p>
      <text:p text:style-name="P12"/>
      <text:p text:style-name="P12">Bardzo ciekawym wykresem jest wykres o nazwie „pie_chart”. Można go umieścić w przykładowy sposób:</text:p>
      <text:p text:style-name="P67">&lt;%= pie_chart Article.group(:title).sum(:visit) %&gt;</text:p>
      <text:p text:style-name="P67">Generuje on bardzo przejrzysty obrazek z wykresem. </text:p>
      <text:p text:style-name="P13"/>
      <text:p text:style-name="P18">reCAPTCHA</text:p>
      <text:p text:style-name="P14">W celu rozwiązania problemu zabezpieczenia systemu wdrożonych w ogólnodostępnej sieci Internet przed różnymi formami złośliwego oprogramowania, a szczególnie robotów spamujących za pomocą formularzy zawartych na stronach internetowych <text:span text:style-name="T62">wdrożyłem rozwiązanie o nazwie reCAPTCHA produkcji Google za pomocą Gemu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78">Zakończenie</text:p>
      <text:p text:style-name="P17">Podczas pracy nad projektem zrealizowałem wszystkie założone wcześniej cele, <text:span text:style-name="T65">jedynie </text:span>nie <text:span text:style-name="T65">udało się osiągnąć </text:span>pełnej responsywności w zakresie widoku kalendarza wydarzeń. Dzięki <text:span text:style-name="T65">temu</text:span> zyskałem duże doświadczenie w pracy nad średniej wielkości projektami informatycznymi. Do pracy wykorzystałem niemalże wszystkie nabyte w trakcie trwania studiów umiejętności. <text:span text:style-name="T66">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24T18:48:59.669276745</dc:date>
    <meta:editing-duration>PT7H20M51S</meta:editing-duration>
    <meta:editing-cycles>138</meta:editing-cycles>
    <meta:document-statistic meta:table-count="0" meta:image-count="0" meta:object-count="0" meta:page-count="10" meta:paragraph-count="105" meta:word-count="3091" meta:character-count="24019" meta:non-whitespace-character-count="20986"/>
  </office:meta>
</office:document-meta>
</file>